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float" office:value="0.82693347625783" calcext:value-type="float">
            <text:p>0.82693347625783</text:p>
          </table:table-cell>
          <table:table-cell office:value-type="float" office:value="0.810700765550905" calcext:value-type="float">
            <text:p>0.810700765550905</text:p>
          </table:table-cell>
          <table:table-cell office:value-type="float" office:value="0.829608937848176" calcext:value-type="float">
            <text:p>0.829608937848176</text:p>
          </table:table-cell>
          <table:table-cell office:value-type="float" office:value="0.824160317111974" calcext:value-type="float">
            <text:p>0.824160317111974</text:p>
          </table:table-cell>
          <table:table-cell office:value-type="float" office:value="0.825056425349078" calcext:value-type="float">
            <text:p>0.825056425349078</text:p>
          </table:table-cell>
        </table:table-row>
        <table:table-row table:style-name="ro1">
          <table:table-cell office:value-type="float" office:value="0.734385557284542" calcext:value-type="float">
            <text:p>0.734385557284542</text:p>
          </table:table-cell>
          <table:table-cell office:value-type="float" office:value="0.738056149271311" calcext:value-type="float">
            <text:p>0.738056149271311</text:p>
          </table:table-cell>
          <table:table-cell office:value-type="float" office:value="0.77155822626694" calcext:value-type="float">
            <text:p>0.77155822626694</text:p>
          </table:table-cell>
          <table:table-cell office:value-type="float" office:value="0.761655040746818" calcext:value-type="float">
            <text:p>0.761655040746818</text:p>
          </table:table-cell>
          <table:table-cell office:value-type="float" office:value="0.762009870751906" calcext:value-type="float">
            <text:p>0.762009870751906</text:p>
          </table:table-cell>
        </table:table-row>
        <table:table-row table:style-name="ro1">
          <table:table-cell office:value-type="float" office:value="0.83439312562502" calcext:value-type="float">
            <text:p>0.83439312562502</text:p>
          </table:table-cell>
          <table:table-cell office:value-type="float" office:value="0.837597325174057" calcext:value-type="float">
            <text:p>0.837597325174057</text:p>
          </table:table-cell>
          <table:table-cell office:value-type="float" office:value="0.837988835174616" calcext:value-type="float">
            <text:p>0.837988835174616</text:p>
          </table:table-cell>
          <table:table-cell office:value-type="float" office:value="0.835656053020086" calcext:value-type="float">
            <text:p>0.835656053020086</text:p>
          </table:table-cell>
          <table:table-cell office:value-type="float" office:value="0.818003905090164" calcext:value-type="float">
            <text:p>0.818003905090164</text:p>
          </table:table-cell>
        </table:table-row>
        <table:table-row table:style-name="ro1">
          <table:table-cell office:value-type="float" office:value="0.769295163135783" calcext:value-type="float">
            <text:p>0.769295163135783</text:p>
          </table:table-cell>
          <table:table-cell office:value-type="float" office:value="0.780838419706564" calcext:value-type="float">
            <text:p>0.780838419706564</text:p>
          </table:table-cell>
          <table:table-cell office:value-type="float" office:value="0.779213680452724" calcext:value-type="float">
            <text:p>0.779213680452724</text:p>
          </table:table-cell>
          <table:table-cell office:value-type="float" office:value="0.779775038628457" calcext:value-type="float">
            <text:p>0.779775038628457</text:p>
          </table:table-cell>
          <table:table-cell office:value-type="float" office:value="0.778426474447742" calcext:value-type="float">
            <text:p>0.778426474447742</text:p>
          </table:table-cell>
        </table:table-row>
        <table:table-row table:style-name="ro1">
          <table:table-cell office:value-type="float" office:value="0.83403070540662" calcext:value-type="float">
            <text:p>0.83403070540662</text:p>
          </table:table-cell>
          <table:table-cell office:value-type="float" office:value="0.82479337489" calcext:value-type="float">
            <text:p>0.82479337489</text:p>
          </table:table-cell>
          <table:table-cell office:value-type="float" office:value="0.842365877688543" calcext:value-type="float">
            <text:p>0.842365877688543</text:p>
          </table:table-cell>
          <table:table-cell office:value-type="float" office:value="0.839934893978511" calcext:value-type="float">
            <text:p>0.839934893978511</text:p>
          </table:table-cell>
          <table:table-cell office:value-type="float" office:value="0.82713961177162" calcext:value-type="float">
            <text:p>0.82713961177162</text:p>
          </table:table-cell>
        </table:table-row>
        <table:table-row table:style-name="ro1">
          <table:table-cell office:value-type="float" office:value="0.738706441814456" calcext:value-type="float">
            <text:p>0.738706441814456</text:p>
          </table:table-cell>
          <table:table-cell office:value-type="float" office:value="0.761036031486679" calcext:value-type="float">
            <text:p>0.761036031486679</text:p>
          </table:table-cell>
          <table:table-cell office:value-type="float" office:value="0.765196105112722" calcext:value-type="float">
            <text:p>0.765196105112722</text:p>
          </table:table-cell>
          <table:table-cell office:value-type="float" office:value="0.753166588620621" calcext:value-type="float">
            <text:p>0.753166588620621</text:p>
          </table:table-cell>
          <table:table-cell office:value-type="float" office:value="0.777927317244177" calcext:value-type="float">
            <text:p>0.777927317244177</text:p>
          </table:table-cell>
        </table:table-row>
        <table:table-row table:style-name="ro1">
          <table:table-cell office:value-type="float" office:value="0.827722760815093" calcext:value-type="float">
            <text:p>0.827722760815093</text:p>
          </table:table-cell>
          <table:table-cell office:value-type="float" office:value="0.8266516224654" calcext:value-type="float">
            <text:p>0.8266516224654</text:p>
          </table:table-cell>
          <table:table-cell office:value-type="float" office:value="0.843186240026816" calcext:value-type="float">
            <text:p>0.843186240026816</text:p>
          </table:table-cell>
          <table:table-cell office:value-type="float" office:value="0.843478265038791" calcext:value-type="float">
            <text:p>0.843478265038791</text:p>
          </table:table-cell>
          <table:table-cell office:value-type="float" office:value="0.839766748688797" calcext:value-type="float">
            <text:p>0.839766748688797</text:p>
          </table:table-cell>
        </table:table-row>
        <table:table-row table:style-name="ro1">
          <table:table-cell office:value-type="float" office:value="0.788589014964393" calcext:value-type="float">
            <text:p>0.788589014964393</text:p>
          </table:table-cell>
          <table:table-cell office:value-type="float" office:value="0.782133724030574" calcext:value-type="float">
            <text:p>0.782133724030574</text:p>
          </table:table-cell>
          <table:table-cell office:value-type="float" office:value="0.784172100886198" calcext:value-type="float">
            <text:p>0.784172100886198</text:p>
          </table:table-cell>
          <table:table-cell office:value-type="float" office:value="0.756534936080577" calcext:value-type="float">
            <text:p>0.756534936080577</text:p>
          </table:table-cell>
          <table:table-cell office:value-type="float" office:value="0.796777909986337" calcext:value-type="float">
            <text:p>0.796777909986337</text:p>
          </table:table-cell>
        </table:table-row>
        <table:table-row table:style-name="ro1">
          <table:table-cell office:value-type="float" office:value="0.837233755319208" calcext:value-type="float">
            <text:p>0.837233755319208</text:p>
          </table:table-cell>
          <table:table-cell office:value-type="float" office:value="0.831175975819526" calcext:value-type="float">
            <text:p>0.831175975819526</text:p>
          </table:table-cell>
          <table:table-cell office:value-type="float" office:value="0.84736701619912" calcext:value-type="float">
            <text:p>0.84736701619912</text:p>
          </table:table-cell>
          <table:table-cell office:value-type="float" office:value="0.838300215518818" calcext:value-type="float">
            <text:p>0.838300215518818</text:p>
          </table:table-cell>
          <table:table-cell office:value-type="float" office:value="0.842133768868408" calcext:value-type="float">
            <text:p>0.842133768868408</text:p>
          </table:table-cell>
        </table:table-row>
        <table:table-row table:style-name="ro1">
          <table:table-cell office:value-type="float" office:value="0.76166496703016" calcext:value-type="float">
            <text:p>0.76166496703016</text:p>
          </table:table-cell>
          <table:table-cell office:value-type="float" office:value="0.788740031952228" calcext:value-type="float">
            <text:p>0.788740031952228</text:p>
          </table:table-cell>
          <table:table-cell office:value-type="float" office:value="0.726153591820021" calcext:value-type="float">
            <text:p>0.726153591820021</text:p>
          </table:table-cell>
          <table:table-cell office:value-type="float" office:value="0.760735234621408" calcext:value-type="float">
            <text:p>0.760735234621408</text:p>
          </table:table-cell>
          <table:table-cell office:value-type="float" office:value="0.778365726398403" calcext:value-type="float">
            <text:p>0.778365726398403</text:p>
          </table:table-cell>
        </table:table-row>
        <table:table-row table:style-name="ro1">
          <table:table-cell office:value-type="float" office:value="0.843556554712977" calcext:value-type="float">
            <text:p>0.843556554712977</text:p>
          </table:table-cell>
          <table:table-cell office:value-type="float" office:value="0.844617085378485" calcext:value-type="float">
            <text:p>0.844617085378485</text:p>
          </table:table-cell>
          <table:table-cell office:value-type="float" office:value="0.819879349898356" calcext:value-type="float">
            <text:p>0.819879349898356</text:p>
          </table:table-cell>
          <table:table-cell office:value-type="float" office:value="0.83501500124094" calcext:value-type="float">
            <text:p>0.83501500124094</text:p>
          </table:table-cell>
          <table:table-cell office:value-type="float" office:value="0.841578674669437" calcext:value-type="float">
            <text:p>0.841578674669437</text:p>
          </table:table-cell>
        </table:table-row>
        <table:table-row table:style-name="ro1">
          <table:table-cell table:style-name="ce1" office:value-type="float" office:value="0.794726337637122" calcext:value-type="float">
            <text:p>0.794726337637122</text:p>
          </table:table-cell>
          <table:table-cell table:style-name="ce1" office:value-type="float" office:value="0.768963035192366" calcext:value-type="float">
            <text:p>0.768963035192366</text:p>
          </table:table-cell>
          <table:table-cell table:style-name="ce1" office:value-type="float" office:value="0.795828830444887" calcext:value-type="float">
            <text:p>0.795828830444887</text:p>
          </table:table-cell>
          <table:table-cell table:style-name="ce1" office:value-type="float" office:value="0.791568357232037" calcext:value-type="float">
            <text:p>0.791568357232037</text:p>
          </table:table-cell>
          <table:table-cell table:style-name="ce1" office:value-type="float" office:value="0.77639698875741" calcext:value-type="float">
            <text:p>0.77639698875741</text:p>
          </table:table-cell>
        </table:table-row>
        <table:table-row table:style-name="ro1">
          <table:table-cell office:value-type="float" office:value="0.818830246928828" calcext:value-type="float">
            <text:p>0.818830246928828</text:p>
          </table:table-cell>
          <table:table-cell office:value-type="float" office:value="0.810565188550371" calcext:value-type="float">
            <text:p>0.810565188550371</text:p>
          </table:table-cell>
          <table:table-cell office:value-type="float" office:value="0.833055086128036" calcext:value-type="float">
            <text:p>0.833055086128036</text:p>
          </table:table-cell>
          <table:table-cell office:value-type="float" office:value="0.814940576999419" calcext:value-type="float">
            <text:p>0.814940576999419</text:p>
          </table:table-cell>
          <table:table-cell office:value-type="float" office:value="0.824066147157455" calcext:value-type="float">
            <text:p>0.824066147157455</text:p>
          </table:table-cell>
        </table:table-row>
        <table:table-row table:style-name="ro1">
          <table:table-cell office:value-type="float" office:value="0.753750413822795" calcext:value-type="float">
            <text:p>0.753750413822795</text:p>
          </table:table-cell>
          <table:table-cell office:value-type="float" office:value="0.776767338785665" calcext:value-type="float">
            <text:p>0.776767338785665</text:p>
          </table:table-cell>
          <table:table-cell office:value-type="float" office:value="0.779845319634177" calcext:value-type="float">
            <text:p>0.779845319634177</text:p>
          </table:table-cell>
          <table:table-cell office:value-type="float" office:value="0.781003262275863" calcext:value-type="float">
            <text:p>0.781003262275863</text:p>
          </table:table-cell>
          <table:table-cell office:value-type="float" office:value="0.741790116745305" calcext:value-type="float">
            <text:p>0.741790116745305</text:p>
          </table:table-cell>
        </table:table-row>
        <table:table-row table:style-name="ro1">
          <table:table-cell office:value-type="float" office:value="0.821307786775409" calcext:value-type="float">
            <text:p>0.821307786775409</text:p>
          </table:table-cell>
          <table:table-cell office:value-type="float" office:value="0.841711208646825" calcext:value-type="float">
            <text:p>0.841711208646825</text:p>
          </table:table-cell>
          <table:table-cell office:value-type="float" office:value="0.833054150015696" calcext:value-type="float">
            <text:p>0.833054150015696</text:p>
          </table:table-cell>
          <table:table-cell office:value-type="float" office:value="0.830667386532178" calcext:value-type="float">
            <text:p>0.830667386532178</text:p>
          </table:table-cell>
          <table:table-cell office:value-type="float" office:value="0.839499309443852" calcext:value-type="float">
            <text:p>0.839499309443852</text:p>
          </table:table-cell>
        </table:table-row>
        <table:table-row table:style-name="ro1">
          <table:table-cell office:value-type="float" office:value="0.788771317300359" calcext:value-type="float">
            <text:p>0.788771317300359</text:p>
          </table:table-cell>
          <table:table-cell office:value-type="float" office:value="0.742690802655916" calcext:value-type="float">
            <text:p>0.742690802655916</text:p>
          </table:table-cell>
          <table:table-cell office:value-type="float" office:value="0.776347583200709" calcext:value-type="float">
            <text:p>0.776347583200709</text:p>
          </table:table-cell>
          <table:table-cell office:value-type="float" office:value="0.742501565338152" calcext:value-type="float">
            <text:p>0.742501565338152</text:p>
          </table:table-cell>
          <table:table-cell office:value-type="float" office:value="0.784400191894088" calcext:value-type="float">
            <text:p>0.784400191894088</text:p>
          </table:table-cell>
        </table:table-row>
        <table:table-row table:style-name="ro1">
          <table:table-cell office:value-type="float" office:value="0.818807341946185" calcext:value-type="float">
            <text:p>0.818807341946185</text:p>
          </table:table-cell>
          <table:table-cell office:value-type="float" office:value="0.825369727453381" calcext:value-type="float">
            <text:p>0.825369727453381</text:p>
          </table:table-cell>
          <table:table-cell office:value-type="float" office:value="0.835071890810759" calcext:value-type="float">
            <text:p>0.835071890810759</text:p>
          </table:table-cell>
          <table:table-cell office:value-type="float" office:value="0.816652868644002" calcext:value-type="float">
            <text:p>0.816652868644002</text:p>
          </table:table-cell>
          <table:table-cell office:value-type="float" office:value="0.827852978838517" calcext:value-type="float">
            <text:p>0.827852978838517</text:p>
          </table:table-cell>
        </table:table-row>
        <table:table-row table:style-name="ro1">
          <table:table-cell office:value-type="float" office:value="0.734628758901552" calcext:value-type="float">
            <text:p>0.734628758901552</text:p>
          </table:table-cell>
          <table:table-cell office:value-type="float" office:value="0.762884923135807" calcext:value-type="float">
            <text:p>0.762884923135807</text:p>
          </table:table-cell>
          <table:table-cell office:value-type="float" office:value="0.745704489382853" calcext:value-type="float">
            <text:p>0.745704489382853</text:p>
          </table:table-cell>
          <table:table-cell office:value-type="float" office:value="0.734385109917622" calcext:value-type="float">
            <text:p>0.734385109917622</text:p>
          </table:table-cell>
          <table:table-cell office:value-type="float" office:value="0.748021766132103" calcext:value-type="float">
            <text:p>0.748021766132103</text:p>
          </table:table-cell>
        </table:table-row>
        <table:table-row table:style-name="ro1">
          <table:table-cell office:value-type="float" office:value="0.838250787108539" calcext:value-type="float">
            <text:p>0.838250787108539</text:p>
          </table:table-cell>
          <table:table-cell office:value-type="float" office:value="0.827922990249759" calcext:value-type="float">
            <text:p>0.827922990249759</text:p>
          </table:table-cell>
          <table:table-cell office:value-type="float" office:value="0.838745502980775" calcext:value-type="float">
            <text:p>0.838745502980775</text:p>
          </table:table-cell>
          <table:table-cell office:value-type="float" office:value="0.835746099981009" calcext:value-type="float">
            <text:p>0.835746099981009</text:p>
          </table:table-cell>
          <table:table-cell office:value-type="float" office:value="0.83048547823462" calcext:value-type="float">
            <text:p>0.83048547823462</text:p>
          </table:table-cell>
        </table:table-row>
        <table:table-row table:style-name="ro1">
          <table:table-cell office:value-type="float" office:value="0.747212698311586" calcext:value-type="float">
            <text:p>0.747212698311586</text:p>
          </table:table-cell>
          <table:table-cell office:value-type="float" office:value="0.78574548529607" calcext:value-type="float">
            <text:p>0.78574548529607</text:p>
          </table:table-cell>
          <table:table-cell office:value-type="float" office:value="0.779709908643664" calcext:value-type="float">
            <text:p>0.779709908643664</text:p>
          </table:table-cell>
          <table:table-cell office:value-type="float" office:value="0.793843447956066" calcext:value-type="float">
            <text:p>0.793843447956066</text:p>
          </table:table-cell>
          <table:table-cell office:value-type="float" office:value="0.766298819385148" calcext:value-type="float">
            <text:p>0.766298819385148</text:p>
          </table:table-cell>
        </table:table-row>
        <table:table-row table:style-name="ro1">
          <table:table-cell office:value-type="float" office:value="0.839559262104667" calcext:value-type="float">
            <text:p>0.839559262104667</text:p>
          </table:table-cell>
          <table:table-cell office:value-type="float" office:value="0.842560097202287" calcext:value-type="float">
            <text:p>0.842560097202287</text:p>
          </table:table-cell>
          <table:table-cell office:value-type="float" office:value="0.843640307583765" calcext:value-type="float">
            <text:p>0.843640307583765</text:p>
          </table:table-cell>
          <table:table-cell office:value-type="float" office:value="0.834834818109611" calcext:value-type="float">
            <text:p>0.834834818109611</text:p>
          </table:table-cell>
          <table:table-cell office:value-type="float" office:value="0.827334067938132" calcext:value-type="float">
            <text:p>0.827334067938132</text:p>
          </table:table-cell>
        </table:table-row>
        <table:table-row table:style-name="ro1">
          <table:table-cell office:value-type="float" office:value="0.76001712628751" calcext:value-type="float">
            <text:p>0.76001712628751</text:p>
          </table:table-cell>
          <table:table-cell office:value-type="float" office:value="0.781156233208732" calcext:value-type="float">
            <text:p>0.781156233208732</text:p>
          </table:table-cell>
          <table:table-cell office:value-type="float" office:value="0.75777045751703" calcext:value-type="float">
            <text:p>0.75777045751703</text:p>
          </table:table-cell>
          <table:table-cell office:value-type="float" office:value="0.781772113093149" calcext:value-type="float">
            <text:p>0.781772113093149</text:p>
          </table:table-cell>
          <table:table-cell office:value-type="float" office:value="0.767066684362708" calcext:value-type="float">
            <text:p>0.767066684362708</text:p>
          </table:table-cell>
        </table:table-row>
        <table:table-row table:style-name="ro1">
          <table:table-cell office:value-type="float" office:value="0.821117659439186" calcext:value-type="float">
            <text:p>0.821117659439186</text:p>
          </table:table-cell>
          <table:table-cell office:value-type="float" office:value="0.838272655602124" calcext:value-type="float">
            <text:p>0.838272655602124</text:p>
          </table:table-cell>
          <table:table-cell office:value-type="float" office:value="0.844108569152264" calcext:value-type="float">
            <text:p>0.844108569152264</text:p>
          </table:table-cell>
          <table:table-cell office:value-type="float" office:value="0.845086061426748" calcext:value-type="float">
            <text:p>0.845086061426748</text:p>
          </table:table-cell>
          <table:table-cell office:value-type="float" office:value="0.846715307442803" calcext:value-type="float">
            <text:p>0.846715307442803</text:p>
          </table:table-cell>
        </table:table-row>
        <table:table-row table:style-name="ro1">
          <table:table-cell table:style-name="ce1" office:value-type="float" office:value="0.762536565207119" calcext:value-type="float">
            <text:p>0.762536565207119</text:p>
          </table:table-cell>
          <table:table-cell table:style-name="ce1" office:value-type="float" office:value="0.764059135034484" calcext:value-type="float">
            <text:p>0.764059135034484</text:p>
          </table:table-cell>
          <table:table-cell table:style-name="ce1" office:value-type="float" office:value="0.789176739405796" calcext:value-type="float">
            <text:p>0.789176739405796</text:p>
          </table:table-cell>
          <table:table-cell table:style-name="ce1" office:value-type="float" office:value="0.79269212161146" calcext:value-type="float">
            <text:p>0.79269212161146</text:p>
          </table:table-cell>
          <table:table-cell table:style-name="ce1" office:value-type="float" office:value="0.770750356948983" calcext:value-type="float">
            <text:p>0.770750356948983</text:p>
          </table:table-cell>
        </table:table-row>
        <table:table-row table:style-name="ro1">
          <table:table-cell office:value-type="float" office:value="0.82693347625783" calcext:value-type="float">
            <text:p>0.82693347625783</text:p>
          </table:table-cell>
          <table:table-cell office:value-type="float" office:value="0.821526644403949" calcext:value-type="float">
            <text:p>0.821526644403949</text:p>
          </table:table-cell>
          <table:table-cell office:value-type="float" office:value="0.823190082493051" calcext:value-type="float">
            <text:p>0.823190082493051</text:p>
          </table:table-cell>
          <table:table-cell office:value-type="float" office:value="0.833059662020589" calcext:value-type="float">
            <text:p>0.833059662020589</text:p>
          </table:table-cell>
          <table:table-cell office:value-type="float" office:value="0.815723444383499" calcext:value-type="float">
            <text:p>0.815723444383499</text:p>
          </table:table-cell>
        </table:table-row>
        <table:table-row table:style-name="ro1">
          <table:table-cell office:value-type="float" office:value="0.734385557284542" calcext:value-type="float">
            <text:p>0.734385557284542</text:p>
          </table:table-cell>
          <table:table-cell office:value-type="float" office:value="0.772912567942196" calcext:value-type="float">
            <text:p>0.772912567942196</text:p>
          </table:table-cell>
          <table:table-cell office:value-type="float" office:value="0.775414709997187" calcext:value-type="float">
            <text:p>0.775414709997187</text:p>
          </table:table-cell>
          <table:table-cell office:value-type="float" office:value="0.753145691395186" calcext:value-type="float">
            <text:p>0.753145691395186</text:p>
          </table:table-cell>
          <table:table-cell office:value-type="float" office:value="0.763627836352021" calcext:value-type="float">
            <text:p>0.763627836352021</text:p>
          </table:table-cell>
        </table:table-row>
        <table:table-row table:style-name="ro1">
          <table:table-cell office:value-type="float" office:value="0.83439312562502" calcext:value-type="float">
            <text:p>0.83439312562502</text:p>
          </table:table-cell>
          <table:table-cell office:value-type="float" office:value="0.830058406118621" calcext:value-type="float">
            <text:p>0.830058406118621</text:p>
          </table:table-cell>
          <table:table-cell office:value-type="float" office:value="0.8329245128602" calcext:value-type="float">
            <text:p>0.8329245128602</text:p>
          </table:table-cell>
          <table:table-cell office:value-type="float" office:value="0.82922731273127" calcext:value-type="float">
            <text:p>0.82922731273127</text:p>
          </table:table-cell>
          <table:table-cell office:value-type="float" office:value="0.830313021151323" calcext:value-type="float">
            <text:p>0.830313021151323</text:p>
          </table:table-cell>
        </table:table-row>
        <table:table-row table:style-name="ro1">
          <table:table-cell office:value-type="float" office:value="0.769295163135783" calcext:value-type="float">
            <text:p>0.769295163135783</text:p>
          </table:table-cell>
          <table:table-cell office:value-type="float" office:value="0.760996868458613" calcext:value-type="float">
            <text:p>0.760996868458613</text:p>
          </table:table-cell>
          <table:table-cell office:value-type="float" office:value="0.787960394107319" calcext:value-type="float">
            <text:p>0.787960394107319</text:p>
          </table:table-cell>
          <table:table-cell office:value-type="float" office:value="0.777746484397706" calcext:value-type="float">
            <text:p>0.777746484397706</text:p>
          </table:table-cell>
          <table:table-cell office:value-type="float" office:value="0.783625268904354" calcext:value-type="float">
            <text:p>0.783625268904354</text:p>
          </table:table-cell>
        </table:table-row>
        <table:table-row table:style-name="ro1">
          <table:table-cell office:value-type="float" office:value="0.83403070540662" calcext:value-type="float">
            <text:p>0.83403070540662</text:p>
          </table:table-cell>
          <table:table-cell office:value-type="float" office:value="0.824235500394246" calcext:value-type="float">
            <text:p>0.824235500394246</text:p>
          </table:table-cell>
          <table:table-cell office:value-type="float" office:value="0.831661082047736" calcext:value-type="float">
            <text:p>0.831661082047736</text:p>
          </table:table-cell>
          <table:table-cell office:value-type="float" office:value="0.837780152587928" calcext:value-type="float">
            <text:p>0.837780152587928</text:p>
          </table:table-cell>
          <table:table-cell office:value-type="float" office:value="0.838692247700063" calcext:value-type="float">
            <text:p>0.838692247700063</text:p>
          </table:table-cell>
        </table:table-row>
        <table:table-row table:style-name="ro1">
          <table:table-cell office:value-type="float" office:value="0.738706441814456" calcext:value-type="float">
            <text:p>0.738706441814456</text:p>
          </table:table-cell>
          <table:table-cell office:value-type="float" office:value="0.757802837493127" calcext:value-type="float">
            <text:p>0.757802837493127</text:p>
          </table:table-cell>
          <table:table-cell office:value-type="float" office:value="0.763184366305828" calcext:value-type="float">
            <text:p>0.763184366305828</text:p>
          </table:table-cell>
          <table:table-cell office:value-type="float" office:value="0.781989396588599" calcext:value-type="float">
            <text:p>0.781989396588599</text:p>
          </table:table-cell>
          <table:table-cell office:value-type="float" office:value="0.772688761701385" calcext:value-type="float">
            <text:p>0.772688761701385</text:p>
          </table:table-cell>
        </table:table-row>
        <table:table-row table:style-name="ro1">
          <table:table-cell office:value-type="float" office:value="0.827722760815093" calcext:value-type="float">
            <text:p>0.827722760815093</text:p>
          </table:table-cell>
          <table:table-cell office:value-type="float" office:value="0.838463634617664" calcext:value-type="float">
            <text:p>0.838463634617664</text:p>
          </table:table-cell>
          <table:table-cell office:value-type="float" office:value="0.835379448893946" calcext:value-type="float">
            <text:p>0.835379448893946</text:p>
          </table:table-cell>
          <table:table-cell office:value-type="float" office:value="0.832618028931861" calcext:value-type="float">
            <text:p>0.832618028931861</text:p>
          </table:table-cell>
          <table:table-cell office:value-type="float" office:value="0.831554302766352" calcext:value-type="float">
            <text:p>0.831554302766352</text:p>
          </table:table-cell>
        </table:table-row>
        <table:table-row table:style-name="ro1">
          <table:table-cell office:value-type="float" office:value="0.788589014964393" calcext:value-type="float">
            <text:p>0.788589014964393</text:p>
          </table:table-cell>
          <table:table-cell office:value-type="float" office:value="0.791258062396455" calcext:value-type="float">
            <text:p>0.791258062396455</text:p>
          </table:table-cell>
          <table:table-cell office:value-type="float" office:value="0.782230618398323" calcext:value-type="float">
            <text:p>0.782230618398323</text:p>
          </table:table-cell>
          <table:table-cell office:value-type="float" office:value="0.786752682638296" calcext:value-type="float">
            <text:p>0.786752682638296</text:p>
          </table:table-cell>
          <table:table-cell office:value-type="float" office:value="0.760177245900193" calcext:value-type="float">
            <text:p>0.760177245900193</text:p>
          </table:table-cell>
        </table:table-row>
        <table:table-row table:style-name="ro1">
          <table:table-cell office:value-type="float" office:value="0.837233755319208" calcext:value-type="float">
            <text:p>0.837233755319208</text:p>
          </table:table-cell>
          <table:table-cell office:value-type="float" office:value="0.839202846966742" calcext:value-type="float">
            <text:p>0.839202846966742</text:p>
          </table:table-cell>
          <table:table-cell office:value-type="float" office:value="0.840909073483353" calcext:value-type="float">
            <text:p>0.840909073483353</text:p>
          </table:table-cell>
          <table:table-cell office:value-type="float" office:value="0.843083677019199" calcext:value-type="float">
            <text:p>0.843083677019199</text:p>
          </table:table-cell>
          <table:table-cell office:value-type="float" office:value="0.838989940307333" calcext:value-type="float">
            <text:p>0.838989940307333</text:p>
          </table:table-cell>
        </table:table-row>
        <table:table-row table:style-name="ro1">
          <table:table-cell office:value-type="float" office:value="0.76166496703016" calcext:value-type="float">
            <text:p>0.76166496703016</text:p>
          </table:table-cell>
          <table:table-cell office:value-type="float" office:value="0.748573085291711" calcext:value-type="float">
            <text:p>0.748573085291711</text:p>
          </table:table-cell>
          <table:table-cell office:value-type="float" office:value="0.761748409301909" calcext:value-type="float">
            <text:p>0.761748409301909</text:p>
          </table:table-cell>
          <table:table-cell office:value-type="float" office:value="0.78541815167431" calcext:value-type="float">
            <text:p>0.78541815167431</text:p>
          </table:table-cell>
          <table:table-cell office:value-type="float" office:value="0.750031524003394" calcext:value-type="float">
            <text:p>0.750031524003394</text:p>
          </table:table-cell>
        </table:table-row>
        <table:table-row table:style-name="ro1">
          <table:table-cell office:value-type="float" office:value="0.843556554712977" calcext:value-type="float">
            <text:p>0.843556554712977</text:p>
          </table:table-cell>
          <table:table-cell office:value-type="float" office:value="0.828954732151175" calcext:value-type="float">
            <text:p>0.828954732151175</text:p>
          </table:table-cell>
          <table:table-cell office:value-type="float" office:value="0.827222221839428" calcext:value-type="float">
            <text:p>0.827222221839428</text:p>
          </table:table-cell>
          <table:table-cell office:value-type="float" office:value="0.808836524946451" calcext:value-type="float">
            <text:p>0.808836524946451</text:p>
          </table:table-cell>
          <table:table-cell office:value-type="float" office:value="0.837545116815991" calcext:value-type="float">
            <text:p>0.837545116815991</text:p>
          </table:table-cell>
        </table:table-row>
        <table:table-row table:style-name="ro1">
          <table:table-cell table:style-name="ce1" office:value-type="float" office:value="0.794726337637122" calcext:value-type="float">
            <text:p>0.794726337637122</text:p>
          </table:table-cell>
          <table:table-cell office:value-type="float" office:value="0.787645088370167" calcext:value-type="float">
            <text:p>0.787645088370167</text:p>
          </table:table-cell>
          <table:table-cell office:value-type="float" office:value="0.758745544106591" calcext:value-type="float">
            <text:p>0.758745544106591</text:p>
          </table:table-cell>
          <table:table-cell office:value-type="float" office:value="0.795242425728123" calcext:value-type="float">
            <text:p>0.795242425728123</text:p>
          </table:table-cell>
          <table:table-cell office:value-type="float" office:value="0.78930424899985" calcext:value-type="float">
            <text:p>0.789304248999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0T18:08:08.978217307</meta:creation-date>
    <meta:generator>LibreOffice/6.0.7.3$Linux_X86_64 LibreOffice_project/00m0$Build-3</meta:generator>
    <dc:date>2023-09-20T18:14:02.349389416</dc:date>
    <meta:editing-duration>PT5M53S</meta:editing-duration>
    <meta:editing-cycles>3</meta:editing-cycles>
    <meta:document-statistic meta:table-count="1" meta:cell-count="185" meta:object-count="0"/>
  </office:meta>
</office:document-meta>
</file>